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1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1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1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1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8" office:value-type="string" calcext:value-type="string">
            <text:p>2.89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3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table:number-columns-repeated="16378"/>
        </table:table-row>
        <table:table-row table:style-name="ro1" table:number-rows-repeated="10483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.00.0000</text:date>, <text:time style:data-style-name="N2" text:time-value="18:22:25.7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03T18:27:26.810000000</dc:date>
    <meta:editing-duration>P5DT7H38M55S</meta:editing-duration>
    <meta:editing-cycles>2054</meta:editing-cycles>
    <meta:document-statistic meta:table-count="4" meta:cell-count="11291" meta:object-count="0"/>
  </office:meta>
</office:document-meta>
</file>